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9mm"/>
    </style:style>
    <style:style style:name="co2" style:family="table-column">
      <style:table-column-properties fo:break-before="auto" style:column-width="48.44mm"/>
    </style:style>
    <style:style style:name="co3" style:family="table-column">
      <style:table-column-properties fo:break-before="auto" style:column-width="19.86mm"/>
    </style:style>
    <style:style style:name="co4" style:family="table-column">
      <style:table-column-properties fo:break-before="auto" style:column-width="78.5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47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 table:number-columns-repeated="62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rga horária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Banco de dados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Programação backend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ce4" office:value-type="string" calcext:value-type="string" table:number-columns-spanned="2" table:number-rows-spanned="1">
            <text:p>Aluno</text:p>
          </table:table-cell>
          <table:covered-table-cell table:style-name="ce10"/>
          <table:table-cell/>
          <table:table-cell office:value-type="string" calcext:value-type="string">
            <text:p>insert into aluno (nome,email,turma) values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urma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na Paula Silva</text:p>
          </table:table-cell>
          <table:table-cell table:style-name="ce6" office:value-type="string" calcext:value-type="string">
            <text:p>aps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9]&amp;&quot;','&quot;&amp;[.B9]&amp;&quot;',&quot;&amp;[.C9]&amp;&quot;)&quot;" office:value-type="string" office:string-value="('Ana Paula Silva','aps@residencia.com.br',1)" calcext:value-type="string">
            <text:p>('Ana Paula Silva','aps@residencia.com.br',1)</text:p>
          </table:table-cell>
          <table:table-cell table:formula="of:=[.$D$7]&amp;[.D9]" office:value-type="string" office:string-value="insert into aluno (nome,email,turma) values('Ana Paula Silva','aps@residencia.com.br',1)" calcext:value-type="string">
            <text:p>insert into aluno (nome,email,turma) values('Ana Paula Silva','aps@residencia.com.br',1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João Souza</text:p>
          </table:table-cell>
          <table:table-cell table:style-name="ce6" office:value-type="string" calcext:value-type="string">
            <text:p>js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0]&amp;&quot;','&quot;&amp;[.B10]&amp;&quot;',&quot;&amp;[.C10]&amp;&quot;)&quot;" office:value-type="string" office:string-value="('João Souza','js@residencia.com.br',1)" calcext:value-type="string">
            <text:p>('João Souza','js@residencia.com.br',1)</text:p>
          </table:table-cell>
          <table:table-cell table:formula="of:=[.$D$7]&amp;[.D10]" office:value-type="string" office:string-value="insert into aluno (nome,email,turma) values('João Souza','js@residencia.com.br',1)" calcext:value-type="string">
            <text:p>insert into aluno (nome,email,turma) values('João Souza','js@residencia.com.br',1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Maria Moreira</text:p>
          </table:table-cell>
          <table:table-cell table:style-name="ce6" office:value-type="string" calcext:value-type="string">
            <text:p>mm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1]&amp;&quot;','&quot;&amp;[.B11]&amp;&quot;',&quot;&amp;[.C11]&amp;&quot;)&quot;" office:value-type="string" office:string-value="('Maria Moreira','mm@residencia.com.br',1)" calcext:value-type="string">
            <text:p>('Maria Moreira','mm@residencia.com.br',1)</text:p>
          </table:table-cell>
          <table:table-cell table:formula="of:=[.$D$7]&amp;[.D11]" office:value-type="string" office:string-value="insert into aluno (nome,email,turma) values('Maria Moreira','mm@residencia.com.br',1)" calcext:value-type="string">
            <text:p>insert into aluno (nome,email,turma) values('Maria Moreira','mm@residencia.com.br',1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Daiane Costa</text:p>
          </table:table-cell>
          <table:table-cell table:style-name="ce6" office:value-type="string" calcext:value-type="string">
            <text:p>dc@residencia.com.br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2]&amp;&quot;','&quot;&amp;[.B12]&amp;&quot;',&quot;&amp;[.C12]&amp;&quot;)&quot;" office:value-type="string" office:string-value="('Daiane Costa','dc@residencia.com.br',2)" calcext:value-type="string">
            <text:p>('Daiane Costa','dc@residencia.com.br',2)</text:p>
          </table:table-cell>
          <table:table-cell table:formula="of:=[.$D$7]&amp;[.D12]" office:value-type="string" office:string-value="insert into aluno (nome,email,turma) values('Daiane Costa','dc@residencia.com.br',2)" calcext:value-type="string">
            <text:p>insert into aluno (nome,email,turma) values('Daiane Costa','dc@residencia.com.br',2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Guilherme Silva</text:p>
          </table:table-cell>
          <table:table-cell table:style-name="ce6" office:value-type="string" calcext:value-type="string">
            <text:p>gs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3]&amp;&quot;','&quot;&amp;[.B13]&amp;&quot;',&quot;&amp;[.C13]&amp;&quot;)&quot;" office:value-type="string" office:string-value="('Guilherme Silva','gs@residencia.com.br',1)" calcext:value-type="string">
            <text:p>('Guilherme Silva','gs@residencia.com.br',1)</text:p>
          </table:table-cell>
          <table:table-cell table:formula="of:=[.$D$7]&amp;[.D13]" office:value-type="string" office:string-value="insert into aluno (nome,email,turma) values('Guilherme Silva','gs@residencia.com.br',1)" calcext:value-type="string">
            <text:p>insert into aluno (nome,email,turma) values('Guilherme Silva','gs@residencia.com.br',1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Júlia Almeida</text:p>
          </table:table-cell>
          <table:table-cell table:style-name="ce6" office:value-type="string" calcext:value-type="string">
            <text:p>ja@residencia.com.br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4]&amp;&quot;','&quot;&amp;[.B14]&amp;&quot;',&quot;&amp;[.C14]&amp;&quot;)&quot;" office:value-type="string" office:string-value="('Júlia Almeida','ja@residencia.com.br',2)" calcext:value-type="string">
            <text:p>('Júlia Almeida','ja@residencia.com.br',2)</text:p>
          </table:table-cell>
          <table:table-cell table:formula="of:=[.$D$7]&amp;[.D14]" office:value-type="string" office:string-value="insert into aluno (nome,email,turma) values('Júlia Almeida','ja@residencia.com.br',2)" calcext:value-type="string">
            <text:p>insert into aluno (nome,email,turma) values('Júlia Almeida','ja@residencia.com.br',2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Diogo Andrade</text:p>
          </table:table-cell>
          <table:table-cell table:style-name="ce6" office:value-type="string" calcext:value-type="string">
            <text:p>da@residencia.com.br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5]&amp;&quot;','&quot;&amp;[.B15]&amp;&quot;',&quot;&amp;[.C15]&amp;&quot;)&quot;" office:value-type="string" office:string-value="('Diogo Andrade','da@residencia.com.br',2)" calcext:value-type="string">
            <text:p>('Diogo Andrade','da@residencia.com.br',2)</text:p>
          </table:table-cell>
          <table:table-cell table:formula="of:=[.$D$7]&amp;[.D15]" office:value-type="string" office:string-value="insert into aluno (nome,email,turma) values('Diogo Andrade','da@residencia.com.br',2)" calcext:value-type="string">
            <text:p>insert into aluno (nome,email,turma) values('Diogo Andrade','da@residencia.com.br',2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Manuela Botelho</text:p>
          </table:table-cell>
          <table:table-cell table:style-name="ce6" office:value-type="string" calcext:value-type="string">
            <text:p>mb@gmail.com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6]&amp;&quot;','&quot;&amp;[.B16]&amp;&quot;',&quot;&amp;[.C16]&amp;&quot;)&quot;" office:value-type="string" office:string-value="('Manuela Botelho','mb@gmail.com',1)" calcext:value-type="string">
            <text:p>('Manuela Botelho','mb@gmail.com',1)</text:p>
          </table:table-cell>
          <table:table-cell table:formula="of:=[.$D$7]&amp;[.D16]" office:value-type="string" office:string-value="insert into aluno (nome,email,turma) values('Manuela Botelho','mb@gmail.com',1)" calcext:value-type="string">
            <text:p>insert into aluno (nome,email,turma) values('Manuela Botelho','mb@gmail.com',1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Thiago Tavares</text:p>
          </table:table-cell>
          <table:table-cell table:style-name="ce6" office:value-type="string" calcext:value-type="string">
            <text:p>tt@residencia.com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7]&amp;&quot;','&quot;&amp;[.B17]&amp;&quot;',&quot;&amp;[.C17]&amp;&quot;)&quot;" office:value-type="string" office:string-value="('Thiago Tavares','tt@residencia.com',2)" calcext:value-type="string">
            <text:p>('Thiago Tavares','tt@residencia.com',2)</text:p>
          </table:table-cell>
          <table:table-cell table:formula="of:=[.$D$7]&amp;[.D17]" office:value-type="string" office:string-value="insert into aluno (nome,email,turma) values('Thiago Tavares','tt@residencia.com',2)" calcext:value-type="string">
            <text:p>insert into aluno (nome,email,turma) values('Thiago Tavares','tt@residencia.com',2)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João Pedro Carvalho</text:p>
          </table:table-cell>
          <table:table-cell table:style-name="ce6" office:value-type="string" calcext:value-type="string">
            <text:p>jpc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8]&amp;&quot;','&quot;&amp;[.B18]&amp;&quot;',&quot;&amp;[.C18]&amp;&quot;)&quot;" office:value-type="string" office:string-value="('João Pedro Carvalho','jpc@residencia.com.br',1)" calcext:value-type="string">
            <text:p>('João Pedro Carvalho','jpc@residencia.com.br',1)</text:p>
          </table:table-cell>
          <table:table-cell table:formula="of:=[.$D$7]&amp;[.D18]" office:value-type="string" office:string-value="insert into aluno (nome,email,turma) values('João Pedro Carvalho','jpc@residencia.com.br',1)" calcext:value-type="string">
            <text:p>insert into aluno (nome,email,turma) values('João Pedro Carvalho','jpc@residencia.com.br',1)</text:p>
          </table:table-cell>
          <table:table-cell table:number-columns-repeated="59"/>
        </table:table-row>
        <table:table-row table:style-name="ro1">
          <table:table-cell table:style-name="ce7" table:number-columns-repeated="5"/>
          <table:table-cell table:number-columns-repeated="59"/>
        </table:table-row>
        <table:table-row table:style-name="ro1">
          <table:table-cell table:style-name="ce8" office:value-type="string" calcext:value-type="string" table:number-columns-spanned="5" table:number-rows-spanned="1">
            <text:p>Pauta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Disciplina</text:p>
          </table:table-cell>
          <table:table-cell table:style-name="ce9" office:value-type="string" calcext:value-type="string">
            <text:p>Nota 1</text:p>
          </table:table-cell>
          <table:table-cell table:style-name="ce9" office:value-type="string" calcext:value-type="string">
            <text:p>Nota 2</text:p>
          </table:table-cell>
          <table:table-cell table:style-name="ce9" office:value-type="string" calcext:value-type="string">
            <text:p>Nota 3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Ana Paula Silva</text:p>
          </table:table-cell>
          <table:table-cell table:style-name="ce3" office:value-type="string" calcext:value-type="string">
            <text:p>Banco de dado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1" table:formula="of:=CONCATENATE(&quot;((select matricula from aluno where nome like '&quot;;[.A22];&quot;'), (select id_disciplina from disciplina where nome like '&quot;;[.B22];&quot;'), &quot;; [.C22];&quot;,&quot;;[.D22];&quot;,&quot;;[.E22];&quot;),&quot;)" office:value-type="string" office:string-value="((select matricula from aluno where nome like 'Ana Paula Silva'), (select id_disciplina from disciplina where nome like 'Banco de dados'), 10,9,10)," calcext:value-type="string">
            <text:p>((select matricula from aluno where nome like 'Ana Paula Silva'), (select id_disciplina from disciplina where nome like 'Banco de dados'), 10,9,10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na Paula Silva</text:p>
          </table:table-cell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23];&quot;'), (select id_disciplina from disciplina where nome like '&quot;;[.B23];&quot;'), &quot;; [.C23];&quot;,&quot;;[.D23];&quot;,&quot;;[.E23];&quot;),&quot;)" office:value-type="string" office:string-value="((select matricula from aluno where nome like 'Ana Paula Silva'), (select id_disciplina from disciplina where nome like 'Lógica de programação'), 9,8,7)," calcext:value-type="string">
            <text:p>((select matricula from aluno where nome like 'Ana Paula Silva'), (select id_disciplina from disciplina where nome like 'Lógica de programação'), 9,8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na Paula Silva</text:p>
          </table:table-cell>
          <table:table-cell table:style-name="ce3" office:value-type="string" calcext:value-type="string">
            <text:p>Programação backend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24];&quot;'), (select id_disciplina from disciplina where nome like '&quot;;[.B24];&quot;'), &quot;; [.C24];&quot;,&quot;;[.D24];&quot;,&quot;;[.E24];&quot;),&quot;)" office:value-type="string" office:string-value="((select matricula from aluno where nome like 'Ana Paula Silva'), (select id_disciplina from disciplina where nome like 'Programação backend'), 7,7,9)," calcext:value-type="string">
            <text:p>((select matricula from aluno where nome like 'Ana Paula Silva'), (select id_disciplina from disciplina where nome like 'Programação backend'), 7,7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Souza</text:p>
          </table:table-cell>
          <table:table-cell table:style-name="ce3" office:value-type="string" calcext:value-type="string">
            <text:p>Banco de dado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25];&quot;'), (select id_disciplina from disciplina where nome like '&quot;;[.B25];&quot;'), &quot;; [.C25];&quot;,&quot;;[.D25];&quot;,&quot;;[.E25];&quot;),&quot;)" office:value-type="string" office:string-value="((select matricula from aluno where nome like 'João Souza'), (select id_disciplina from disciplina where nome like 'Banco de dados'), 9,6,7)," calcext:value-type="string">
            <text:p>((select matricula from aluno where nome like 'João Souza'), (select id_disciplina from disciplina where nome like 'Banco de dados'), 9,6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Souza</text:p>
          </table:table-cell>
          <table:table-cell table:style-name="ce3" office:value-type="string" calcext:value-type="string">
            <text:p>Lógica de programação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11" table:formula="of:=CONCATENATE(&quot;((select matricula from aluno where nome like '&quot;;[.A26];&quot;'), (select id_disciplina from disciplina where nome like '&quot;;[.B26];&quot;'), &quot;; [.C26];&quot;,&quot;;[.D26];&quot;,&quot;;[.E26];&quot;),&quot;)" office:value-type="string" office:string-value="((select matricula from aluno where nome like 'João Souza'), (select id_disciplina from disciplina where nome like 'Lógica de programação'), 10,10,10)," calcext:value-type="string">
            <text:p>((select matricula from aluno where nome like 'João Souza'), (select id_disciplina from disciplina where nome like 'Lógica de programação'), 10,10,10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Souza</text:p>
          </table:table-cell>
          <table:table-cell table:style-name="ce3" office:value-type="string" calcext:value-type="string">
            <text:p>Programação backe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27];&quot;'), (select id_disciplina from disciplina where nome like '&quot;;[.B27];&quot;'), &quot;; [.C27];&quot;,&quot;;[.D27];&quot;,&quot;;[.E27];&quot;),&quot;)" office:value-type="string" office:string-value="((select matricula from aluno where nome like 'João Souza'), (select id_disciplina from disciplina where nome like 'Programação backend'), 9,8,9)," calcext:value-type="string">
            <text:p>((select matricula from aluno where nome like 'João Souza'), (select id_disciplina from disciplina where nome like 'Programação backend'), 9,8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aria Moreira</text:p>
          </table:table-cell>
          <table:table-cell table:style-name="ce3" office:value-type="string" calcext:value-type="string">
            <text:p>Banco de dado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28];&quot;'), (select id_disciplina from disciplina where nome like '&quot;;[.B28];&quot;'), &quot;; [.C28];&quot;,&quot;;[.D28];&quot;,&quot;;[.E28];&quot;),&quot;)" office:value-type="string" office:string-value="((select matricula from aluno where nome like 'Maria Moreira'), (select id_disciplina from disciplina where nome like 'Banco de dados'), 10,7,7)," calcext:value-type="string">
            <text:p>((select matricula from aluno where nome like 'Maria Moreira'), (select id_disciplina from disciplina where nome like 'Banco de dados'), 10,7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aiane Costa</text:p>
          </table:table-cell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29];&quot;'), (select id_disciplina from disciplina where nome like '&quot;;[.B29];&quot;'), &quot;; [.C29];&quot;,&quot;;[.D29];&quot;,&quot;;[.E29];&quot;),&quot;)" office:value-type="string" office:string-value="((select matricula from aluno where nome like 'Daiane Costa'), (select id_disciplina from disciplina where nome like 'Lógica de programação'), 8,6,9)," calcext:value-type="string">
            <text:p>((select matricula from aluno where nome like 'Daiane Costa'), (select id_disciplina from disciplina where nome like 'Lógica de programação'), 8,6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aiane Costa</text:p>
          </table:table-cell>
          <table:table-cell table:style-name="ce3" office:value-type="string" calcext:value-type="string">
            <text:p>Programação backend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1" table:formula="of:=CONCATENATE(&quot;((select matricula from aluno where nome like '&quot;;[.A30];&quot;'), (select id_disciplina from disciplina where nome like '&quot;;[.B30];&quot;'), &quot;; [.C30];&quot;,&quot;;[.D30];&quot;,&quot;;[.E30];&quot;),&quot;)" office:value-type="string" office:string-value="((select matricula from aluno where nome like 'Daiane Costa'), (select id_disciplina from disciplina where nome like 'Programação backend'), 6,6,8)," calcext:value-type="string">
            <text:p>((select matricula from aluno where nome like 'Daiane Costa'), (select id_disciplina from disciplina where nome like 'Programação backend'), 6,6,8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Guilherme Silva</text:p>
          </table:table-cell>
          <table:table-cell table:style-name="ce3" office:value-type="string" calcext:value-type="string">
            <text:p>Programação backe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31];&quot;'), (select id_disciplina from disciplina where nome like '&quot;;[.B31];&quot;'), &quot;; [.C31];&quot;,&quot;;[.D31];&quot;,&quot;;[.E31];&quot;),&quot;)" office:value-type="string" office:string-value="((select matricula from aluno where nome like 'Guilherme Silva'), (select id_disciplina from disciplina where nome like 'Programação backend'), 8,6,9)," calcext:value-type="string">
            <text:p>((select matricula from aluno where nome like 'Guilherme Silva'), (select id_disciplina from disciplina where nome like 'Programação backend'), 8,6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iogo Andrade</text:p>
          </table:table-cell>
          <table:table-cell table:style-name="ce3" office:value-type="string" calcext:value-type="string">
            <text:p>Banco de dados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1" table:formula="of:=CONCATENATE(&quot;((select matricula from aluno where nome like '&quot;;[.A32];&quot;'), (select id_disciplina from disciplina where nome like '&quot;;[.B32];&quot;'), &quot;; [.C32];&quot;,&quot;;[.D32];&quot;,&quot;;[.E32];&quot;),&quot;)" office:value-type="string" office:string-value="((select matricula from aluno where nome like 'Diogo Andrade'), (select id_disciplina from disciplina where nome like 'Banco de dados'), 8,8,10)," calcext:value-type="string">
            <text:p>((select matricula from aluno where nome like 'Diogo Andrade'), (select id_disciplina from disciplina where nome like 'Banco de dados'), 8,8,10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anuela Botelho</text:p>
          </table:table-cell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33];&quot;'), (select id_disciplina from disciplina where nome like '&quot;;[.B33];&quot;'), &quot;; [.C33];&quot;,&quot;;[.D33];&quot;,&quot;;[.E33];&quot;),&quot;)" office:value-type="string" office:string-value="((select matricula from aluno where nome like 'Manuela Botelho'), (select id_disciplina from disciplina where nome like 'Lógica de programação'), 5,7,7)," calcext:value-type="string">
            <text:p>((select matricula from aluno where nome like 'Manuela Botelho'), (select id_disciplina from disciplina where nome like 'Lógica de programação'), 5,7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Thiago Tavares</text:p>
          </table:table-cell>
          <table:table-cell table:style-name="ce3" office:value-type="string" calcext:value-type="string">
            <text:p>Programação backend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formula="of:=CONCATENATE(&quot;((select matricula from aluno where nome like '&quot;;[.A34];&quot;'), (select id_disciplina from disciplina where nome like '&quot;;[.B34];&quot;'), &quot;; [.C34];&quot;,&quot;;[.D34];&quot;,&quot;;[.E34];&quot;),&quot;)" office:value-type="string" office:string-value="((select matricula from aluno where nome like 'Thiago Tavares'), (select id_disciplina from disciplina where nome like 'Programação backend'), 5,5,4)," calcext:value-type="string">
            <text:p>((select matricula from aluno where nome like 'Thiago Tavares'), (select id_disciplina from disciplina where nome like 'Programação backend'), 5,5,4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Thiago Tavares</text:p>
          </table:table-cell>
          <table:table-cell table:style-name="ce3" office:value-type="string" calcext:value-type="string">
            <text:p>Lógica de programação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1" table:formula="of:=CONCATENATE(&quot;((select matricula from aluno where nome like '&quot;;[.A35];&quot;'), (select id_disciplina from disciplina where nome like '&quot;;[.B35];&quot;'), &quot;; [.C35];&quot;,&quot;;[.D35];&quot;,&quot;;[.E35];&quot;),&quot;)" office:value-type="string" office:string-value="((select matricula from aluno where nome like 'Thiago Tavares'), (select id_disciplina from disciplina where nome like 'Lógica de programação'), 7,7,6)," calcext:value-type="string">
            <text:p>((select matricula from aluno where nome like 'Thiago Tavares'), (select id_disciplina from disciplina where nome like 'Lógica de programação'), 7,7,6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Pedro Carvalho</text:p>
          </table:table-cell>
          <table:table-cell table:style-name="ce3" office:value-type="string" calcext:value-type="string">
            <text:p>Banco de dados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CONCATENATE(&quot;((select matricula from aluno where nome like '&quot;;[.A36];&quot;'), (select id_disciplina from disciplina where nome like '&quot;;[.B36];&quot;'), &quot;; [.C36];&quot;,&quot;;[.D36];&quot;,&quot;;[.E36];&quot;)&quot;)" office:value-type="string" office:string-value="((select matricula from aluno where nome like 'João Pedro Carvalho'), (select id_disciplina from disciplina where nome like 'Banco de dados'), 5,5,2)" calcext:value-type="string">
            <text:p>((select matricula from aluno where nome like 'João Pedro Carvalho'), (select id_disciplina from disciplina where nome like 'Banco de dados'), 5,5,2)</text:p>
          </table:table-cell>
          <table:table-cell table:number-columns-repeated="58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1:47:57.49693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0.4$Linux_X86_64 LibreOffice_project/057fc023c990d676a43019934386b85b21a9ee99</meta:generator>
    <dc:date>2019-10-09T12:04:50.555383096</dc:date>
    <meta:editing-duration>PT6M26S</meta:editing-duration>
    <meta:editing-cycles>1</meta:editing-cycles>
    <meta:document-statistic meta:table-count="1" meta:cell-count="160" meta:object-count="0"/>
  </office:meta>
</office:document-meta>
</file>